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Tool.add( String name , String value , Object max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Tool.crea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Tool.ge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Tool.add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Tool.create( String name , String value , Object max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okieTool.setResponse(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Tool.setReques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okieTool.ge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